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967" officeooo:paragraph-rsid="00147967"/>
    </style:style>
    <style:style style:name="P2" style:family="paragraph" style:parent-style-name="Standard">
      <style:paragraph-properties fo:text-align="justify" style:justify-single-word="false"/>
      <style:text-properties officeooo:rsid="00147967" officeooo:paragraph-rsid="00147967"/>
    </style:style>
    <style:style style:name="P3" style:family="paragraph" style:parent-style-name="Standard">
      <style:text-properties officeooo:rsid="00147967" officeooo:paragraph-rsid="00147967" fo:background-color="#eeeeee"/>
    </style:style>
    <style:style style:name="P4" style:family="paragraph" style:parent-style-name="Standard">
      <style:text-properties officeooo:rsid="00163500" officeooo:paragraph-rsid="00163500" fo:background-color="#eeeeee"/>
    </style:style>
    <style:style style:name="P5" style:family="paragraph" style:parent-style-name="Standard">
      <style:text-properties officeooo:rsid="001bcab5" officeooo:paragraph-rsid="001bcab5" fo:background-color="#eeeeee"/>
    </style:style>
    <style:style style:name="P6" style:family="paragraph" style:parent-style-name="Standard">
      <style:text-properties officeooo:paragraph-rsid="0022689a" fo:background-color="#eeeeee"/>
    </style:style>
    <style:style style:name="P7" style:family="paragraph" style:parent-style-name="Standard">
      <style:text-properties officeooo:rsid="00163500" officeooo:paragraph-rsid="00163500"/>
    </style:style>
    <style:style style:name="P8" style:family="paragraph" style:parent-style-name="Standard">
      <style:paragraph-properties fo:text-align="justify" style:justify-single-word="false"/>
      <style:text-properties officeooo:rsid="00163500" officeooo:paragraph-rsid="00163500"/>
    </style:style>
    <style:style style:name="P9" style:family="paragraph" style:parent-style-name="Standard">
      <style:text-properties fo:color="#000000" style:font-name="Monospace" fo:font-size="10pt" officeooo:rsid="00147967" officeooo:paragraph-rsid="00147967" fo:background-color="#eeeeee" style:font-size-asian="10pt"/>
    </style:style>
    <style:style style:name="P10" style:family="paragraph" style:parent-style-name="Standard">
      <style:text-properties fo:color="#000000" style:font-name="Monospace" fo:font-size="10pt" officeooo:rsid="00163500" officeooo:paragraph-rsid="00163500" fo:background-color="#eeeeee" style:font-size-asian="10pt"/>
    </style:style>
    <style:style style:name="P11" style:family="paragraph" style:parent-style-name="Standard">
      <style:text-properties fo:color="#000000" style:font-name="Monospace" fo:font-size="10pt" officeooo:rsid="001bcab5" officeooo:paragraph-rsid="001bcab5" fo:background-color="#eeeeee" style:font-size-asian="10pt"/>
    </style:style>
    <style:style style:name="P12" style:family="paragraph" style:parent-style-name="Standard">
      <style:text-properties fo:color="#000000" style:font-name="Monospace" fo:font-size="10pt" officeooo:rsid="0022689a" officeooo:paragraph-rsid="0022689a" fo:background-color="#eeeeee" style:font-size-asian="10pt"/>
    </style:style>
    <style:style style:name="P13" style:family="paragraph" style:parent-style-name="Standard">
      <style:text-properties fo:color="#000000" style:font-name="Monospace" fo:font-size="10pt" officeooo:rsid="00336269" officeooo:paragraph-rsid="00336269" fo:background-color="#eeeeee" style:font-size-asian="10pt" style:font-size-complex="10pt"/>
    </style:style>
    <style:style style:name="P14" style:family="paragraph" style:parent-style-name="Standard">
      <style:text-properties fo:color="#000000" style:font-name="Monospace" fo:font-size="10pt" officeooo:rsid="00163500" officeooo:paragraph-rsid="00163500" fo:background-color="transparent" style:font-size-asian="10pt"/>
    </style:style>
    <style:style style:name="P15" style:family="paragraph" style:parent-style-name="Standard">
      <style:text-properties fo:color="#000000" style:font-name="Monospace" fo:font-size="10pt" officeooo:rsid="001bcab5" officeooo:paragraph-rsid="001bcab5" fo:background-color="transparent" style:font-size-asian="10pt"/>
    </style:style>
    <style:style style:name="P16" style:family="paragraph" style:parent-style-name="Standard">
      <style:text-properties fo:color="#000000" style:font-name="Monospace" fo:font-size="10pt" officeooo:rsid="001f07d3" officeooo:paragraph-rsid="001d0e99" fo:background-color="transparent" style:font-size-asian="10pt"/>
    </style:style>
    <style:style style:name="P17" style:family="paragraph" style:parent-style-name="Standard">
      <style:text-properties fo:color="#000000" style:font-name="Monospace" fo:font-size="10pt" officeooo:rsid="0022689a" officeooo:paragraph-rsid="0022689a" fo:background-color="transparent" style:font-size-asian="10pt"/>
    </style:style>
    <style:style style:name="P18" style:family="paragraph" style:parent-style-name="Standard">
      <style:text-properties fo:color="#000000" style:font-name="Monospace" fo:font-size="10pt" officeooo:rsid="00284e36" officeooo:paragraph-rsid="00284e36" fo:background-color="transparent" style:font-size-asian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Monospace" fo:font-size="10pt" officeooo:rsid="0029c2ba" officeooo:paragraph-rsid="0029c2ba" fo:background-color="transparent" style:font-size-asian="10pt"/>
    </style:style>
    <style:style style:name="P20" style:family="paragraph" style:parent-style-name="Standard">
      <style:text-properties fo:color="#000000" style:font-name="Monospace" fo:font-size="10pt" officeooo:rsid="0029c2ba" officeooo:paragraph-rsid="0029c2ba" fo:background-color="transparent" style:font-size-asian="10pt"/>
    </style:style>
    <style:style style:name="P21" style:family="paragraph" style:parent-style-name="Standard">
      <style:text-properties fo:color="#000000" style:font-name="Monospace" fo:font-size="10pt" officeooo:rsid="002cc2a1" officeooo:paragraph-rsid="002cc2a1" fo:background-color="transparent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Monospace" fo:font-size="10pt" officeooo:rsid="002cc2a1" officeooo:paragraph-rsid="002cc2a1" fo:background-color="transparent" style:font-size-asian="10pt" style:font-size-complex="10pt"/>
    </style:style>
    <style:style style:name="P23" style:family="paragraph" style:parent-style-name="Standard">
      <style:text-properties fo:color="#000000" style:font-name="Monospace" fo:font-size="10pt" officeooo:rsid="002cdf0f" officeooo:paragraph-rsid="002cc2a1" fo:background-color="transparent" style:font-size-asian="10pt" style:font-size-complex="10pt"/>
    </style:style>
    <style:style style:name="P24" style:family="paragraph" style:parent-style-name="Standard">
      <style:text-properties fo:color="#000000" style:font-name="Monospace" fo:font-size="10pt" officeooo:rsid="0031700e" officeooo:paragraph-rsid="002f8ed4" fo:background-color="transparent" style:font-size-asian="10pt" style:font-size-complex="10pt"/>
    </style:style>
    <style:style style:name="P25" style:family="paragraph" style:parent-style-name="Standard">
      <style:text-properties fo:color="#000000" style:font-name="Monospace" fo:font-size="10pt" officeooo:rsid="0031700e" officeooo:paragraph-rsid="00321da1" fo:background-color="transparent" style:font-size-asian="10pt" style:font-size-complex="10pt"/>
    </style:style>
    <style:style style:name="P26" style:family="paragraph" style:parent-style-name="Standard">
      <style:text-properties fo:color="#000000" style:font-name="Monospace" fo:font-size="10pt" officeooo:rsid="00336269" officeooo:paragraph-rsid="00336269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000000" style:font-name="Monospace" fo:font-size="10pt" officeooo:rsid="00367df6" officeooo:paragraph-rsid="0033c5e8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style:font-name="Monospace" fo:font-size="10pt" officeooo:rsid="003b6a4a" officeooo:paragraph-rsid="003b6a4a" fo:background-color="transparent" style:font-size-asian="10pt" style:font-size-complex="10pt"/>
    </style:style>
    <style:style style:name="P29" style:family="paragraph" style:parent-style-name="Standard">
      <style:text-properties officeooo:rsid="001a31c4" officeooo:paragraph-rsid="001a31c4"/>
    </style:style>
    <style:style style:name="P30" style:family="paragraph" style:parent-style-name="Standard">
      <style:paragraph-properties fo:text-align="justify" style:justify-single-word="false"/>
      <style:text-properties officeooo:rsid="001d0e99" officeooo:paragraph-rsid="001d0e99" fo:background-color="transparent"/>
    </style:style>
    <style:style style:name="P31" style:family="paragraph" style:parent-style-name="Standard">
      <style:text-properties officeooo:rsid="0022689a" officeooo:paragraph-rsid="0022689a" fo:background-color="transparent"/>
    </style:style>
    <style:style style:name="P32" style:family="paragraph" style:parent-style-name="Standard">
      <style:paragraph-properties fo:text-align="justify" style:justify-single-word="false"/>
      <style:text-properties officeooo:rsid="0025ffd3" officeooo:paragraph-rsid="0025ffd3" fo:background-color="transparent"/>
    </style:style>
    <style:style style:name="P33" style:family="paragraph" style:parent-style-name="Standard">
      <style:text-properties officeooo:rsid="00163500" officeooo:paragraph-rsid="0042317a" fo:background-color="transparent"/>
    </style:style>
    <style:style style:name="P34" style:family="paragraph" style:parent-style-name="Standard">
      <style:text-properties fo:font-size="10pt" officeooo:rsid="00284e36" officeooo:paragraph-rsid="00284e36" fo:background-color="#eeeeee" style:font-size-asian="10pt" style:font-size-complex="10pt"/>
    </style:style>
    <style:style style:name="P35" style:family="paragraph" style:parent-style-name="Standard">
      <style:text-properties fo:font-size="10pt" officeooo:rsid="002cc2a1" officeooo:paragraph-rsid="002cc2a1" fo:background-color="#eeeeee" style:font-size-asian="10pt" style:font-size-complex="10pt"/>
    </style:style>
    <style:style style:name="P36" style:family="paragraph" style:parent-style-name="Standard">
      <style:text-properties fo:font-size="10pt" officeooo:rsid="00336269" officeooo:paragraph-rsid="00336269" fo:background-color="#eeeeee" style:font-size-asian="10pt" style:font-size-complex="10pt"/>
    </style:style>
    <style:style style:name="P37" style:family="paragraph" style:parent-style-name="Standard">
      <style:text-properties fo:font-size="10pt" officeooo:rsid="002cc2a1" officeooo:paragraph-rsid="002cc2a1" fo:background-color="transparent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font-size="10pt" officeooo:rsid="002cc2a1" officeooo:paragraph-rsid="00321da1" fo:background-color="transparen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font-size="10pt" officeooo:rsid="002f8ed4" officeooo:paragraph-rsid="0033c5e8" fo:background-color="transparent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font-size="10pt" officeooo:rsid="002f8ed4" officeooo:paragraph-rsid="002f8ed4" fo:background-color="transparent" style:font-size-asian="10pt" style:font-size-complex="10pt"/>
    </style:style>
    <style:style style:name="P41" style:family="paragraph" style:parent-style-name="Standard">
      <style:text-properties fo:font-size="10pt" officeooo:rsid="00321da1" officeooo:paragraph-rsid="00321da1" fo:background-color="transparent" style:font-size-asian="10pt" style:font-size-complex="10pt"/>
    </style:style>
    <style:style style:name="P42" style:family="paragraph" style:parent-style-name="Standard">
      <style:text-properties fo:font-size="10pt" officeooo:rsid="00336269" officeooo:paragraph-rsid="00336269" fo:background-color="transparent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officeooo:rsid="003b6a4a" officeooo:paragraph-rsid="003b6a4a" fo:background-color="transparent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3pt" fo:font-weight="bold" officeooo:rsid="00147967" officeooo:paragraph-rsid="00147967" style:font-size-asian="13pt" style:font-weight-asian="bold" style:font-size-complex="13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eeeee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eeeeee" style:font-size-asian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eeeeee" style:font-size-asian="10pt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84e36" officeooo:paragraph-rsid="00284e36" fo:background-color="#eeeeee" style:font-size-asian="10pt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background-color="#eeeeee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background-color="#eeeeee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284e36" fo:background-color="#eeeeee" style:font-size-asian="10pt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eeeeee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eeeeee" style:font-size-asian="10pt" style:font-size-complex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33c5e8" fo:background-color="#eeeeee" style:font-size-asian="10pt" style:font-size-complex="10pt"/>
    </style:style>
    <style:style style:name="P55" style:family="paragraph" style:parent-style-name="Standard">
      <style:text-properties fo:color="#000000" style:font-name="Monospace" fo:font-size="10pt" officeooo:rsid="0041296b" officeooo:paragraph-rsid="0042317a" fo:background-color="transparent" style:font-size-asian="10pt"/>
    </style:style>
    <style:style style:name="P56" style:family="paragraph" style:parent-style-name="Standard">
      <style:text-properties fo:color="#000000" style:font-name="Monospace" fo:font-size="10pt" officeooo:rsid="001bcab5" officeooo:paragraph-rsid="0042317a" fo:background-color="transparent" style:font-size-asian="10pt"/>
    </style:style>
    <style:style style:name="P57" style:family="paragraph" style:parent-style-name="Standard">
      <style:text-properties officeooo:rsid="00431029" officeooo:paragraph-rsid="00431029"/>
    </style:style>
    <style:style style:name="T1" style:family="text">
      <style:text-properties officeooo:rsid="00157958"/>
    </style:style>
    <style:style style:name="T2" style:family="text">
      <style:text-properties fo:color="#000000" style:font-name="Monospace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6ba54" style:font-size-asian="10pt"/>
    </style:style>
    <style:style style:name="T5" style:family="text">
      <style:text-properties fo:color="#000000" style:font-name="Monospace" fo:font-size="10pt" officeooo:rsid="001f07d3" style:font-size-asian="10pt"/>
    </style:style>
    <style:style style:name="T6" style:family="text">
      <style:text-properties fo:color="#000000" style:font-name="Monospace" fo:font-size="10pt" officeooo:rsid="0022689a" style:font-size-asian="10pt"/>
    </style:style>
    <style:style style:name="T7" style:family="text">
      <style:text-properties fo:color="#000000" style:font-name="Monospace" fo:font-size="10pt" officeooo:rsid="003f8afd" style:font-size-asian="10pt"/>
    </style:style>
    <style:style style:name="T8" style:family="text">
      <style:text-properties fo:color="#000000" style:font-name="Monospace" fo:font-size="10pt" officeooo:rsid="0041296b" style:font-size-asian="10pt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000000" style:font-name="Monospace" fo:font-style="italic" style:font-style-asian="italic"/>
    </style:style>
    <style:style style:name="T11" style:family="text">
      <style:text-properties fo:color="#000000" style:font-name="Monospace" officeooo:rsid="002cdf0f"/>
    </style:style>
    <style:style style:name="T12" style:family="text">
      <style:text-properties fo:color="#000000" style:font-name="Monospace" officeooo:rsid="0031700e"/>
    </style:style>
    <style:style style:name="T13" style:family="text">
      <style:text-properties fo:color="#000000" style:font-name="Monospace" officeooo:rsid="00321da1"/>
    </style:style>
    <style:style style:name="T14" style:family="text">
      <style:text-properties fo:color="#000000" style:font-name="Monospace" officeooo:rsid="00336269"/>
    </style:style>
    <style:style style:name="T15" style:family="text">
      <style:text-properties fo:color="#000000" style:font-name="Monospace" officeooo:rsid="0033c5e8"/>
    </style:style>
    <style:style style:name="T16" style:family="text">
      <style:text-properties fo:color="#000000" style:font-name="Monospace" officeooo:rsid="00367df6"/>
    </style:style>
    <style:style style:name="T17" style:family="text">
      <style:text-properties fo:color="#000000" style:font-name="Monospace" officeooo:rsid="003a5f44"/>
    </style:style>
    <style:style style:name="T18" style:family="text">
      <style:text-properties fo:color="#000000" style:text-position="super 58%" style:font-name="Monospace"/>
    </style:style>
    <style:style style:name="T19" style:family="text">
      <style:text-properties fo:color="#000000" style:text-position="super 58%" style:font-name="Monospace" officeooo:rsid="0033c5e8"/>
    </style:style>
    <style:style style:name="T20" style:family="text">
      <style:text-properties fo:color="#6a3e3e" style:font-name="Monospace"/>
    </style:style>
    <style:style style:name="T21" style:family="text">
      <style:text-properties fo:color="#6a3e3e" style:font-name="Monospace" fo:font-size="10pt" style:font-size-asian="10pt"/>
    </style:style>
    <style:style style:name="T22" style:family="text">
      <style:text-properties fo:color="#6a3e3e" style:font-name="Monospace" fo:font-size="10pt" officeooo:rsid="0022689a" style:font-size-asian="10pt"/>
    </style:style>
    <style:style style:name="T23" style:family="text">
      <style:text-properties fo:color="#6a3e3e" style:font-name="Monospace" style:text-underline-style="solid" style:text-underline-width="auto" style:text-underline-color="font-color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7f0055" style:font-name="Monospace" fo:font-size="10pt" fo:font-weight="bold" officeooo:rsid="0022689a" style:font-size-asian="10pt" style:font-weight-asian="bold"/>
    </style:style>
    <style:style style:name="T26" style:family="text">
      <style:text-properties fo:color="#7f0055" style:font-name="Monospace" fo:font-weight="bold" style:font-weight-asian="bold"/>
    </style:style>
    <style:style style:name="T27" style:family="text">
      <style:text-properties fo:color="#7f0055" style:font-name="Monospace" fo:font-weight="bold" officeooo:rsid="002cdf0f" style:font-weight-asian="bold"/>
    </style:style>
    <style:style style:name="T28" style:family="text">
      <style:text-properties fo:color="#0000c0" style:font-name="Monospace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 fo:font-style="italic" fo:font-weight="bold" style:font-style-asian="italic" style:font-weight-asian="bold"/>
    </style:style>
    <style:style style:name="T32" style:family="text">
      <style:text-properties officeooo:rsid="001bcab5"/>
    </style:style>
    <style:style style:name="T33" style:family="text">
      <style:text-properties fo:color="#2a00ff" style:font-name="Monospace"/>
    </style:style>
    <style:style style:name="T34" style:family="text">
      <style:text-properties fo:color="#2a00ff" style:font-name="Monospace" fo:font-size="10pt" style:font-size-asian="10pt"/>
    </style:style>
    <style:style style:name="T35" style:family="text">
      <style:text-properties fo:color="#2a00ff" style:font-name="Monospace" officeooo:rsid="002d9ff2"/>
    </style:style>
    <style:style style:name="T36" style:family="text">
      <style:text-properties fo:color="#3f7f5f" style:font-name="Monospace"/>
    </style:style>
    <style:style style:name="T37" style:family="text">
      <style:text-properties fo:color="#3f7f5f" style:font-name="Monospace" fo:font-size="10pt" style:font-size-asian="10pt"/>
    </style:style>
    <style:style style:name="T38" style:family="text">
      <style:text-properties fo:color="#3f7f5f" style:font-name="Monospace" style:text-underline-style="solid" style:text-underline-width="auto" style:text-underline-color="font-color"/>
    </style:style>
    <style:style style:name="T3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elatório Trabalho 2 – Criptografia</text:p>
      <text:p text:style-name="P1"/>
      <text:p text:style-name="P29"/>
      <text:p text:style-name="P29">Nome: <text:span text:style-name="T39">Geraldo Tavora Miranda Filho</text:span><text:tab/>Mat.: <text:span text:style-name="T39">383865</text:span></text:p>
      <text:p text:style-name="P1"/>
      <text:p text:style-name="P57">URL do trabalho no GitHub: https://github.com/geraldotavora/RSA</text:p>
      <text:p text:style-name="P57"/>
      <text:p text:style-name="P2">O referido trabalho visa a implementação de algoritmo RSA, gerando as chaves pública e privada, além da encriptação e decriptaçao utilizando algumas técnicas de aceleração de calculos com aritmética modular.</text:p>
      <text:p text:style-name="P2"/>
      <text:p text:style-name="P2">O trabalho foi desenvolvido em JAVA, contando com as seguintes classes:</text:p>
      <text:p text:style-name="P2"><text:tab/>KeyGen</text:p>
      <text:p text:style-name="P2"><text:tab/>Encrypt</text:p>
      <text:p text:style-name="P2"><text:tab/>Decrypt</text:p>
      <text:p text:style-name="P2"><text:tab/>Main</text:p>
      <text:p text:style-name="P2"/>
      <text:p text:style-name="P2">Abaixo segue a definição de cada classe com seus respectivos métodos:</text:p>
      <text:p text:style-name="P1"/>
      <text:p text:style-name="P1">KEYGEN</text:p>
      <text:p text:style-name="P1"/>
      <text:p text:style-name="P2">Classe utilizada para a geração das chaves, contando com gerador de numero aleatório primo conforme definição do RSA, cálculo do inverso de um número em módulo, método que realiza a encriptação e decriptação a partir da técnica “SQUARE AND MULTIPLY” vista em aula e a decriptação de cifras por meio to Teorema do Resto Chinês (CRT), infelizmente não foi implementada as outras duas técnicas de acordo com a definição do trabalho (Montgomery e <text:span text:style-name="T1">Karatsuba). Conforme pesquisa em sites de implementação JAVA, o uso do tipo BigInteger facilita bastante o trabalho com RSA Os métodos desta classe são descritos logo abaixo:</text:span></text:p>
      <text:p text:style-name="P1"/>
      <text:p text:style-name="P7">gerarAleatório()</text:p>
      <text:p text:style-name="P1"/>
      <text:p text:style-name="P9">BigInteger gerarAleatorio() {</text:p>
      <text:p text:style-name="P45"><text:span text:style-name="T3"><text:tab/>BigInteger </text:span><text:span text:style-name="T21">bi</text:span><text:span text:style-name="T3">;</text:span></text:p>
      <text:p text:style-name="P45"><text:span text:style-name="T3"><text:tab/>Random </text:span><text:span text:style-name="T21">rand</text:span><text:span text:style-name="T3"> = </text:span><text:span text:style-name="T24">new</text:span><text:span text:style-name="T3"> Random();</text:span></text:p>
      <text:p text:style-name="P45"><text:span text:style-name="T3"><text:tab/></text:span><text:span text:style-name="T24">int</text:span><text:span text:style-name="T3"> </text:span><text:span text:style-name="T21">bitLength</text:span><text:span text:style-name="T3"> = 11;</text:span></text:p>
      <text:p text:style-name="P46"><text:tab/><text:tab/></text:p>
      <text:p text:style-name="P45"><text:span text:style-name="T3"><text:tab/></text:span><text:span text:style-name="T21">bi</text:span><text:span text:style-name="T3"> = (BigInteger.</text:span><text:span text:style-name="T9">probablePrime</text:span><text:span text:style-name="T3">(</text:span><text:span text:style-name="T21">bitLength</text:span><text:span text:style-name="T3">, </text:span><text:span text:style-name="T21">rand</text:span><text:span text:style-name="T3">).abs());</text:span></text:p>
      <text:p text:style-name="P46"><text:tab/><text:tab/></text:p>
      <text:p text:style-name="P45"><text:span text:style-name="T3"><text:tab/></text:span><text:span text:style-name="T24">return</text:span><text:span text:style-name="T3"> </text:span><text:span text:style-name="T21">bi</text:span><text:span text:style-name="T3">;</text:span></text:p>
      <text:p text:style-name="P9">}</text:p>
      <text:p text:style-name="P3"/>
      <text:p text:style-name="P8">O método possui uma variável “bi” que recebe uma função para geração de numero aleatório primo BigInteger.ProbablePrime(). <text:span text:style-name="T32">Este método retornará os valores de p(variável a) e q (variável b).</text:span></text:p>
      <text:p text:style-name="P7"/>
      <text:p text:style-name="P14">inversoD()</text:p>
      <text:p text:style-name="P7"/>
      <text:p text:style-name="P4"><text:span text:style-name="T24">public</text:span><text:span text:style-name="T3"> BigInteger inversoD () </text:span><text:span text:style-name="T24">throws</text:span><text:span text:style-name="T3"> ArithmeticException{</text:span></text:p>
      <text:p text:style-name="P45"><text:span text:style-name="T3"><text:tab/>BigInteger </text:span><text:span text:style-name="T21">aux</text:span><text:span text:style-name="T3"> = </text:span><text:span text:style-name="T29">e</text:span><text:span text:style-name="T3">.modInverse(</text:span><text:span text:style-name="T29">on</text:span><text:span text:style-name="T3">);</text:span></text:p>
      <text:p text:style-name="P45"><text:span text:style-name="T3"><text:tab/></text:span><text:span text:style-name="T24">return</text:span><text:span text:style-name="T3"> </text:span><text:span text:style-name="T21">aux</text:span><text:span text:style-name="T3">;</text:span></text:p>
      <text:p text:style-name="P10">}</text:p>
      <text:p text:style-name="P10"/>
      <text:p text:style-name="P33"><text:span text:style-name="T3">Este método retorna uma variável “aux” que recebe o número inverso da váriável “e” no modulo de “on”, </text:span><text:span text:style-name="T4">sendo on </text:span><text:span text:style-name="T3">= (p-1)*(q-1). </text:span><text:span text:style-name="T7">Este método possui um bug, pois quando da geração do numero primo aleatório, a classe BigInteger no método modInverse, não consegue computar o inverso do numero mod m, retornando mensagem </text:span><text:soft-page-break/><text:span text:style-name="T7">de exceção printStackTrace(), </text:span><text:span text:style-name="T8">dai torna-se necessário rodar novamente o código até o mesmo gerar os dados corretamente.</text:span></text:p>
      <text:p text:style-name="P55"/>
      <text:p text:style-name="P56">GeraChave()</text:p>
      <text:p text:style-name="P15"/>
      <text:p text:style-name="P5"><text:span text:style-name="T24">public</text:span><text:span text:style-name="T3"> BigInteger[] geraChave() {</text:span></text:p>
      <text:p text:style-name="P45"><text:span text:style-name="T3"><text:tab/>BigInteger </text:span><text:span text:style-name="T21">p</text:span><text:span text:style-name="T3"> = </text:span><text:span text:style-name="T29">a</text:span><text:span text:style-name="T3">;</text:span></text:p>
      <text:p text:style-name="P45"><text:span text:style-name="T3"><text:tab/>BigInteger </text:span><text:span text:style-name="T21">q</text:span><text:span text:style-name="T3"> = </text:span><text:span text:style-name="T29">b</text:span><text:span text:style-name="T3">;</text:span></text:p>
      <text:p text:style-name="P45"><text:span text:style-name="T3"><text:tab/>BigInteger </text:span><text:span text:style-name="T21">sub</text:span><text:span text:style-name="T3"> = BigInteger.</text:span><text:span text:style-name="T30">ONE</text:span><text:span text:style-name="T3">;</text:span></text:p>
      <text:p text:style-name="P45"><text:span text:style-name="T3"><text:tab/></text:span><text:span text:style-name="T29">n</text:span><text:span text:style-name="T3"> = </text:span><text:span text:style-name="T21">p</text:span><text:span text:style-name="T3">.multiply(</text:span><text:span text:style-name="T21">q</text:span><text:span text:style-name="T3">);</text:span></text:p>
      <text:p text:style-name="P45"><text:span text:style-name="T3"><text:tab/>System.</text:span><text:span text:style-name="T30">out</text:span><text:span text:style-name="T3">.println(</text:span><text:span text:style-name="T34">"N: "</text:span><text:span text:style-name="T3">+ </text:span><text:span text:style-name="T29">n</text:span><text:span text:style-name="T3"> + </text:span><text:span text:style-name="T34">"\tP: "</text:span><text:span text:style-name="T3">+ </text:span><text:span text:style-name="T21">p</text:span><text:span text:style-name="T3"> + </text:span><text:span text:style-name="T34">"\t\tQ: "</text:span><text:span text:style-name="T3">+ </text:span><text:span text:style-name="T21">q</text:span><text:span text:style-name="T3"> + </text:span><text:span text:style-name="T34">"\t\tE: "</text:span><text:span text:style-name="T3">+ <text:tab/><text:tab/></text:span><text:span text:style-name="T29">e</text:span><text:span text:style-name="T3">);</text:span></text:p>
      <text:p text:style-name="P45"><text:span text:style-name="T3"><text:tab/></text:span><text:span text:style-name="T29">on</text:span><text:span text:style-name="T3"> = </text:span><text:span text:style-name="T21">p</text:span><text:span text:style-name="T3">.subtract(</text:span><text:span text:style-name="T21">sub</text:span><text:span text:style-name="T3">).multiply(</text:span><text:span text:style-name="T21">q</text:span><text:span text:style-name="T3">.subtract(</text:span><text:span text:style-name="T21">sub</text:span><text:span text:style-name="T3">));</text:span></text:p>
      <text:p text:style-name="P45"><text:span text:style-name="T3"><text:tab/>System.</text:span><text:span text:style-name="T30">out</text:span><text:span text:style-name="T3">.println(</text:span><text:span text:style-name="T34">"Função O(n): \t"</text:span><text:span text:style-name="T3"> + </text:span><text:span text:style-name="T29">on</text:span><text:span text:style-name="T3">);</text:span></text:p>
      <text:p text:style-name="P45"><text:span text:style-name="T3"><text:tab/></text:span><text:span text:style-name="T29">d</text:span><text:span text:style-name="T3"> = inversoD();</text:span></text:p>
      <text:p text:style-name="P45"><text:span text:style-name="T3"><text:tab/>System.</text:span><text:span text:style-name="T30">out</text:span><text:span text:style-name="T3">.println(</text:span><text:span text:style-name="T34">"Valor de Kprv (chave privada): "</text:span><text:span text:style-name="T3"> + </text:span><text:span text:style-name="T29">d</text:span><text:span text:style-name="T3">);</text:span></text:p>
      <text:p text:style-name="P45"><text:span text:style-name="T3"><text:tab/></text:span><text:span text:style-name="T29">res</text:span><text:span text:style-name="T3">[0] = </text:span><text:span text:style-name="T29">n</text:span><text:span text:style-name="T3">;</text:span></text:p>
      <text:p text:style-name="P45"><text:span text:style-name="T3"><text:tab/></text:span><text:span text:style-name="T29">res</text:span><text:span text:style-name="T3">[1] = </text:span><text:span text:style-name="T29">e</text:span><text:span text:style-name="T3">;</text:span></text:p>
      <text:p text:style-name="P45"><text:span text:style-name="T3"><text:tab/>System.</text:span><text:span text:style-name="T30">out</text:span><text:span text:style-name="T3">.println(</text:span><text:span text:style-name="T34">"Valor de Kpub (chave publica): "</text:span><text:span text:style-name="T3"> + </text:span><text:span text:style-name="T34">"["</text:span><text:span text:style-name="T3"> + </text:span><text:span text:style-name="T29">res</text:span><text:span text:style-name="T3">[0] + </text:span><text:span text:style-name="T34">", "</text:span><text:span text:style-name="T3"> <text:tab/>+ </text:span><text:span text:style-name="T29">res</text:span><text:span text:style-name="T3">[1] + </text:span><text:span text:style-name="T34">"]\n"</text:span><text:span text:style-name="T3">);</text:span></text:p>
      <text:p text:style-name="P45"><text:span text:style-name="T3"><text:tab/></text:span><text:span text:style-name="T24">return</text:span><text:span text:style-name="T3"> </text:span><text:span text:style-name="T29">res</text:span><text:span text:style-name="T3">;</text:span></text:p>
      <text:p text:style-name="P11">}</text:p>
      <text:p text:style-name="P11"/>
      <text:p text:style-name="P30"><text:span text:style-name="T3">O método geraChave(), recebe algumas variáveis que serão usadas para computar os <text:s/>valores de “n”, sendo n = p * q, “on)”, “d”</text:span><text:span text:style-name="T5">(chave privada)</text:span><text:span text:style-name="T3"> que é o inverso de “e” mod “on” </text:span><text:span text:style-name="T5">e por fim armazena a tupla da chave publica em “res[0] e res[1]” retornando “[n, e]”.</text:span></text:p>
      <text:p text:style-name="P16"/>
      <text:p text:style-name="P31"><text:span text:style-name="T5">q</text:span><text:span text:style-name="T3">uadMult(long base, long exp, long modn)</text:span></text:p>
      <text:p text:style-name="P17"/>
      <text:p text:style-name="P6"><text:span text:style-name="T25">public</text:span><text:span text:style-name="T6"> </text:span><text:span text:style-name="T25">long</text:span><text:span text:style-name="T6"> quadMult( </text:span><text:span text:style-name="T25">long</text:span><text:span text:style-name="T6"> </text:span><text:span text:style-name="T22">base</text:span><text:span text:style-name="T6">, <text:s/></text:span><text:span text:style-name="T25">long</text:span><text:span text:style-name="T6"> </text:span><text:span text:style-name="T22">exp</text:span><text:span text:style-name="T6">, <text:s/></text:span><text:span text:style-name="T25">long</text:span><text:span text:style-name="T6"> </text:span><text:span text:style-name="T22">modn</text:span><text:span text:style-name="T6">){</text:span></text:p>
      <text:p text:style-name="P45"><text:span text:style-name="T3"><text:tab/>BigInteger </text:span><text:span text:style-name="T21">r</text:span><text:span text:style-name="T3">, </text:span><text:span text:style-name="T21">s</text:span><text:span text:style-name="T3">;</text:span></text:p>
      <text:p text:style-name="P45"><text:span text:style-name="T3"><text:tab/></text:span><text:span text:style-name="T24">int</text:span><text:span text:style-name="T3">[] </text:span><text:span text:style-name="T21">bin</text:span><text:span text:style-name="T3"> = </text:span><text:span text:style-name="T24">new</text:span><text:span text:style-name="T3"> </text:span><text:span text:style-name="T24">int</text:span><text:span text:style-name="T3">[32];</text:span></text:p>
      <text:p text:style-name="P45"><text:span text:style-name="T3"><text:tab/></text:span><text:span text:style-name="T24">int</text:span><text:span text:style-name="T3"> </text:span><text:span text:style-name="T21">i</text:span><text:span text:style-name="T3">;</text:span></text:p>
      <text:p text:style-name="P45"><text:span text:style-name="T3"><text:tab/></text:span><text:span text:style-name="T21">r</text:span><text:span text:style-name="T3"> = BigInteger.</text:span><text:span text:style-name="T9">valueOf</text:span><text:span text:style-name="T3">(</text:span><text:span text:style-name="T21">base</text:span><text:span text:style-name="T3">);</text:span></text:p>
      <text:p text:style-name="P45"><text:span text:style-name="T3"><text:tab/></text:span><text:span text:style-name="T21">s</text:span><text:span text:style-name="T3"> = BigInteger.</text:span><text:span text:style-name="T9">valueOf</text:span><text:span text:style-name="T3">(</text:span><text:span text:style-name="T21">base</text:span><text:span text:style-name="T3">);</text:span></text:p>
      <text:p text:style-name="P45"><text:span text:style-name="T3"><text:tab/></text:span><text:span text:style-name="T21">i</text:span><text:span text:style-name="T3"> = 0;</text:span></text:p>
      <text:p text:style-name="P46"><text:tab/><text:tab/></text:p>
      <text:p text:style-name="P45"><text:span text:style-name="T3"><text:tab/></text:span><text:span text:style-name="T24">while</text:span><text:span text:style-name="T3">( </text:span><text:span text:style-name="T21">exp</text:span><text:span text:style-name="T3"> &gt; 0 ){</text:span></text:p>
      <text:p text:style-name="P45"><text:span text:style-name="T3"><text:tab/><text:tab/></text:span><text:span text:style-name="T24">if</text:span><text:span text:style-name="T3"> (</text:span><text:span text:style-name="T21">exp</text:span><text:span text:style-name="T3"> % 2 == 0){</text:span></text:p>
      <text:p text:style-name="P45"><text:span text:style-name="T3"><text:tab/><text:tab/><text:tab/></text:span><text:span text:style-name="T21">bin</text:span><text:span text:style-name="T3">[</text:span><text:span text:style-name="T21">i</text:span><text:span text:style-name="T3">] = 0;</text:span></text:p>
      <text:p text:style-name="P45"><text:span text:style-name="T3"><text:tab/><text:tab/>}</text:span><text:span text:style-name="T24">else</text:span><text:span text:style-name="T3">{</text:span></text:p>
      <text:p text:style-name="P45"><text:span text:style-name="T3"><text:tab/><text:tab/><text:tab/></text:span><text:span text:style-name="T21">bin</text:span><text:span text:style-name="T3">[</text:span><text:span text:style-name="T21">i</text:span><text:span text:style-name="T3">] = 1;</text:span></text:p>
      <text:p text:style-name="P46"><text:tab/><text:tab/>}</text:p>
      <text:p text:style-name="P45"><text:span text:style-name="T3"><text:tab/><text:tab/></text:span><text:span text:style-name="T21">exp</text:span><text:span text:style-name="T3"> = </text:span><text:span text:style-name="T21">exp</text:span><text:span text:style-name="T3">/2;</text:span></text:p>
      <text:p text:style-name="P45"><text:span text:style-name="T3"><text:tab/><text:tab/></text:span><text:span text:style-name="T21">i</text:span><text:span text:style-name="T3">++;</text:span></text:p>
      <text:p text:style-name="P46"><text:tab/>}</text:p>
      <text:p text:style-name="P52"/>
      <text:p text:style-name="P45"><text:span text:style-name="T3"><text:tab/></text:span><text:span text:style-name="T21">i</text:span><text:span text:style-name="T3">--; </text:span><text:span text:style-name="T37">//t-1</text:span></text:p>
      <text:p text:style-name="P45"><text:span text:style-name="T3"><text:tab/></text:span><text:span text:style-name="T24">while</text:span><text:span text:style-name="T3">(</text:span><text:span text:style-name="T21">i</text:span><text:span text:style-name="T3">&gt;0){</text:span></text:p>
      <text:p text:style-name="P45"><text:span text:style-name="T3"><text:tab/><text:tab/>BigInteger </text:span><text:span text:style-name="T21">m</text:span><text:span text:style-name="T3"> = BigInteger.</text:span><text:span text:style-name="T9">valueOf</text:span><text:span text:style-name="T3">(</text:span><text:span text:style-name="T21">modn</text:span><text:span text:style-name="T3">);</text:span></text:p>
      <text:p text:style-name="P45"><text:span text:style-name="T3"><text:tab/><text:tab/></text:span><text:span text:style-name="T21">r</text:span><text:span text:style-name="T3"> = </text:span><text:span text:style-name="T21">r</text:span><text:span text:style-name="T3">.multiply(</text:span><text:span text:style-name="T21">r</text:span><text:span text:style-name="T3">).mod(</text:span><text:span text:style-name="T21">m</text:span><text:span text:style-name="T3">);</text:span></text:p>
      <text:p text:style-name="P45"><text:span text:style-name="T3"><text:tab/><text:tab/></text:span><text:span text:style-name="T24">if</text:span><text:span text:style-name="T3">( </text:span><text:span text:style-name="T21">bin</text:span><text:span text:style-name="T3">[--</text:span><text:span text:style-name="T21">i</text:span><text:span text:style-name="T3">] == 1 ){</text:span></text:p>
      <text:p text:style-name="P45"><text:span text:style-name="T3"><text:tab/><text:tab/><text:tab/></text:span><text:span text:style-name="T21">r</text:span><text:span text:style-name="T3"> = </text:span><text:span text:style-name="T21">r</text:span><text:span text:style-name="T3">.multiply(</text:span><text:span text:style-name="T21">s</text:span><text:span text:style-name="T3">).mod(</text:span><text:span text:style-name="T21">m</text:span><text:span text:style-name="T3">);</text:span></text:p>
      <text:p text:style-name="P46"><text:tab/><text:tab/>}</text:p>
      <text:p text:style-name="P46"><text:tab/>}</text:p>
      <text:p text:style-name="P46"><text:tab/><text:tab/></text:p>
      <text:p text:style-name="P45"><text:span text:style-name="T3"><text:tab/></text:span><text:span text:style-name="T24">return</text:span><text:span text:style-name="T3"> </text:span><text:span text:style-name="T21">r</text:span><text:span text:style-name="T3">.longValue();</text:span></text:p>
      <text:p text:style-name="P12">}</text:p>
      <text:p text:style-name="P17"/>
      <text:p text:style-name="P32"><text:span text:style-name="T3">O algoritmo do método quadMult, realiza as operações da técnica SQUARE AND MULTIPLY, que consiste em transformar o expoente, de uma exponenciação de um </text:span><text:soft-page-break/><text:span text:style-name="T3">número grande, em binário por meio de calculo de módulo 2 e armazenando os valores em “bin[]”, utilizando o contador “i” ocorre o processo de quadrado e se o bit atual for igual a 1, o algoritmo realiza uma operação de multiplicação pela base, neste caso usando uma variável auxiliar “s”.</text:span></text:p>
      <text:p text:style-name="P17"/>
      <text:p text:style-name="P18">CRT()</text:p>
      <text:p text:style-name="P18"/>
      <text:p text:style-name="P34"><text:span text:style-name="T26">public</text:span><text:span text:style-name="T2"> </text:span><text:span text:style-name="T26">long</text:span><text:span text:style-name="T2"> CRT(</text:span><text:span text:style-name="T26">long</text:span><text:span text:style-name="T2"> </text:span><text:span text:style-name="T20">y</text:span><text:span text:style-name="T2">) {</text:span></text:p>
      <text:p text:style-name="P50"><text:span text:style-name="T2"><text:tab/>BigInteger </text:span><text:span text:style-name="T20">yp</text:span><text:span text:style-name="T2">, </text:span><text:span text:style-name="T20">yq</text:span><text:span text:style-name="T2">, </text:span><text:span text:style-name="T20">dp</text:span><text:span text:style-name="T2">, </text:span><text:span text:style-name="T20">dq</text:span><text:span text:style-name="T2">, </text:span><text:span text:style-name="T20">xp</text:span><text:span text:style-name="T2">, </text:span><text:span text:style-name="T20">xq</text:span><text:span text:style-name="T2">, </text:span><text:span text:style-name="T20">cp</text:span><text:span text:style-name="T2">, </text:span><text:span text:style-name="T20">cq</text:span><text:span text:style-name="T2">, </text:span><text:span text:style-name="T20">x</text:span><text:span text:style-name="T2">;</text:span></text:p>
      <text:p text:style-name="P50"><text:span text:style-name="T2"><text:tab/>BigInteger </text:span><text:span text:style-name="T20">sub</text:span><text:span text:style-name="T2"> = BigInteger.</text:span><text:span text:style-name="T31">ONE</text:span><text:span text:style-name="T2">;</text:span></text:p>
      <text:p text:style-name="P50"><text:span text:style-name="T2"><text:tab/></text:span><text:span text:style-name="T20">yp</text:span><text:span text:style-name="T2"> = BigInteger.</text:span><text:span text:style-name="T10">valueOf</text:span><text:span text:style-name="T2">(</text:span><text:span text:style-name="T20">y</text:span><text:span text:style-name="T2">).mod(</text:span><text:span text:style-name="T28">a</text:span><text:span text:style-name="T2">);</text:span></text:p>
      <text:p text:style-name="P50"><text:span text:style-name="T2"><text:tab/></text:span><text:span text:style-name="T20">yq</text:span><text:span text:style-name="T2"> = BigInteger.</text:span><text:span text:style-name="T10">valueOf</text:span><text:span text:style-name="T2">(</text:span><text:span text:style-name="T20">y</text:span><text:span text:style-name="T2">).mod(</text:span><text:span text:style-name="T28">b</text:span><text:span text:style-name="T2">);</text:span></text:p>
      <text:p text:style-name="P50"><text:span text:style-name="T2"><text:tab/></text:span><text:span text:style-name="T20">dp</text:span><text:span text:style-name="T2"> = </text:span><text:span text:style-name="T28">d</text:span><text:span text:style-name="T2">.mod(</text:span><text:span text:style-name="T28">a</text:span><text:span text:style-name="T2">.subtract(</text:span><text:span text:style-name="T20">sub</text:span><text:span text:style-name="T2">));</text:span></text:p>
      <text:p text:style-name="P50"><text:span text:style-name="T2"><text:tab/></text:span><text:span text:style-name="T20">dq</text:span><text:span text:style-name="T2"> = </text:span><text:span text:style-name="T28">d</text:span><text:span text:style-name="T2">.mod(</text:span><text:span text:style-name="T28">b</text:span><text:span text:style-name="T2">.subtract(</text:span><text:span text:style-name="T20">sub</text:span><text:span text:style-name="T2">));</text:span></text:p>
      <text:p text:style-name="P50"><text:span text:style-name="T2"><text:tab/></text:span><text:span text:style-name="T20">xp</text:span><text:span text:style-name="T2"> = </text:span><text:span text:style-name="T20">yp</text:span><text:span text:style-name="T2">.modPow(</text:span><text:span text:style-name="T20">dp</text:span><text:span text:style-name="T2">, </text:span><text:span text:style-name="T28">a</text:span><text:span text:style-name="T2">);</text:span></text:p>
      <text:p text:style-name="P50"><text:span text:style-name="T2"><text:tab/></text:span><text:span text:style-name="T20">xq</text:span><text:span text:style-name="T2"> = </text:span><text:span text:style-name="T20">yq</text:span><text:span text:style-name="T2">.modPow(</text:span><text:span text:style-name="T20">dq</text:span><text:span text:style-name="T2">, </text:span><text:span text:style-name="T28">b</text:span><text:span text:style-name="T2">);</text:span></text:p>
      <text:p text:style-name="P50"><text:span text:style-name="T2"><text:tab/></text:span><text:span text:style-name="T20">cp</text:span><text:span text:style-name="T2"> = </text:span><text:span text:style-name="T28">b</text:span><text:span text:style-name="T2">.modInverse(</text:span><text:span text:style-name="T28">a</text:span><text:span text:style-name="T2">);</text:span></text:p>
      <text:p text:style-name="P50"><text:span text:style-name="T2"><text:tab/></text:span><text:span text:style-name="T20">cq</text:span><text:span text:style-name="T2"> = </text:span><text:span text:style-name="T28">a</text:span><text:span text:style-name="T2">.modInverse(</text:span><text:span text:style-name="T28">b</text:span><text:span text:style-name="T2">);</text:span></text:p>
      <text:p text:style-name="P47"><text:tab/><text:tab/></text:p>
      <text:p text:style-name="P50"><text:span text:style-name="T2"><text:tab/></text:span><text:span text:style-name="T20">x</text:span><text:span text:style-name="T2"> = </text:span><text:span text:style-name="T28">b</text:span><text:span text:style-name="T2">.multiply(</text:span><text:span text:style-name="T20">cp</text:span><text:span text:style-name="T2">).multiply(</text:span><text:span text:style-name="T20">xp</text:span><text:span text:style-name="T2">).add(</text:span><text:span text:style-name="T28">a</text:span><text:span text:style-name="T2">.multiply(</text:span><text:span text:style-name="T20">cq</text:span><text:span text:style-name="T2">).multiply(</text:span><text:span text:style-name="T20">xq</text:span><text:span text:style-name="T2">)).mod(</text:span><text:span text:style-name="T28">n</text:span><text:span text:style-name="T2">);</text:span></text:p>
      <text:p text:style-name="P51"><text:span text:style-name="T2"><text:tab/></text:span><text:span text:style-name="T26">return</text:span><text:span text:style-name="T2"> </text:span><text:span text:style-name="T20">x</text:span><text:span text:style-name="T2">.longValue();</text:span></text:p>
      <text:p text:style-name="P48">}</text:p>
      <text:p text:style-name="P18"/>
      <text:p text:style-name="P18"/>
      <text:p text:style-name="P19">CRT() realiza a decriptação de cifras usando o Teorema do Resto Chinês, implementaçao toda baseada no que foi visto em aula.</text:p>
      <text:p text:style-name="P20"/>
      <text:p text:style-name="P21">ENCRYPT</text:p>
      <text:p text:style-name="P21"/>
      <text:p text:style-name="P22">A classe Encrypt é responsável por receber os dados de texto claro, processá-los e devolver um vetor (Array) com os dados criptografados no método encripta(), utilizando uma das técnicas previstas na implementação.</text:p>
      <text:p text:style-name="P21"/>
      <text:p text:style-name="P37"><text:span text:style-name="T2">encri</text:span><text:span text:style-name="T17">pt</text:span><text:span text:style-name="T2">a</text:span><text:span text:style-name="T11">(String a, KeyGen k)</text:span></text:p>
      <text:p text:style-name="P23"/>
      <text:p text:style-name="P35"><text:span text:style-name="T27">public</text:span><text:span text:style-name="T2"> </text:span><text:span text:style-name="T26">long</text:span><text:span text:style-name="T2">[] encripta(String </text:span><text:span text:style-name="T20">a</text:span><text:span text:style-name="T2">, KeyGen </text:span><text:span text:style-name="T20">k</text:span><text:span text:style-name="T2">) </text:span><text:span text:style-name="T26">throws</text:span><text:span text:style-name="T2"> UnsupportedEncodingException {</text:span></text:p>
      <text:p text:style-name="P50"><text:span text:style-name="T2"><text:tab/></text:span><text:span text:style-name="T26">long</text:span><text:span text:style-name="T2">[] </text:span><text:span text:style-name="T20">encriptado</text:span><text:span text:style-name="T2"> = </text:span><text:span text:style-name="T26">new</text:span><text:span text:style-name="T2"> </text:span><text:span text:style-name="T26">long</text:span><text:span text:style-name="T2">[</text:span><text:span text:style-name="T20">a</text:span><text:span text:style-name="T2">.length()];</text:span></text:p>
      <text:p text:style-name="P50"><text:span text:style-name="T2"><text:tab/>BigInteger[] </text:span><text:span text:style-name="T20">tc</text:span><text:span text:style-name="T2"> = </text:span><text:span text:style-name="T26">new</text:span><text:span text:style-name="T2"> BigInteger[</text:span><text:span text:style-name="T20">a</text:span><text:span text:style-name="T2">.length()];</text:span></text:p>
      <text:p text:style-name="P50"><text:span text:style-name="T2"><text:tab/></text:span><text:span text:style-name="T26">byte</text:span><text:span text:style-name="T2">[] </text:span><text:span text:style-name="T20">textoClaro</text:span><text:span text:style-name="T2"> = </text:span><text:span text:style-name="T20">a</text:span><text:span text:style-name="T2">.getBytes(</text:span><text:span text:style-name="T33">"ISO-8859-1"</text:span><text:span text:style-name="T2">);</text:span></text:p>
      <text:p text:style-name="P50"><text:span text:style-name="T2"><text:tab/>Scanner </text:span><text:span text:style-name="T20">scan</text:span><text:span text:style-name="T2"> = </text:span><text:span text:style-name="T26">new</text:span><text:span text:style-name="T2"> Scanner(System.</text:span><text:span text:style-name="T31">in</text:span><text:span text:style-name="T2">);</text:span></text:p>
      <text:p text:style-name="P50"><text:span text:style-name="T2"><text:tab/>System.</text:span><text:span text:style-name="T31">out</text:span><text:span text:style-name="T2">.println(</text:span><text:span text:style-name="T33">"Digite o algoritmo de aceleração desejado\n"</text:span></text:p>
      <text:p text:style-name="P50"><text:span text:style-name="T2"><text:tab/><text:tab/><text:tab/>+ </text:span><text:span text:style-name="T33">"#1 - RSA\n"</text:span></text:p>
      <text:p text:style-name="P50"><text:span text:style-name="T2"><text:tab/><text:tab/><text:tab/>+ </text:span><text:span text:style-name="T33">"#2 - </text:span><text:span text:style-name="T35">S</text:span><text:span text:style-name="T33">quare and Multiply\n"</text:span></text:p>
      <text:p text:style-name="P50"><text:span text:style-name="T2"><text:tab/><text:tab/><text:tab/>+ </text:span><text:span text:style-name="T33">"#0 - Sair"</text:span><text:span text:style-name="T2">);</text:span></text:p>
      <text:p text:style-name="P50"><text:span text:style-name="T2"><text:tab/></text:span><text:span text:style-name="T28">OPT</text:span><text:span text:style-name="T2"> = </text:span><text:span text:style-name="T20">scan</text:span><text:span text:style-name="T2">.nextInt();</text:span></text:p>
      <text:p text:style-name="P50"><text:span text:style-name="T2"><text:tab/></text:span><text:span text:style-name="T20">scan</text:span><text:span text:style-name="T2">.close();</text:span></text:p>
      <text:p text:style-name="P50"><text:span text:style-name="T2"><text:tab/></text:span><text:span text:style-name="T26">switch</text:span><text:span text:style-name="T2">(</text:span><text:span text:style-name="T28">OPT</text:span><text:span text:style-name="T2">) {</text:span></text:p>
      <text:p text:style-name="P50"><text:span text:style-name="T2"><text:tab/></text:span><text:span text:style-name="T26">case</text:span><text:span text:style-name="T2"> 1:</text:span></text:p>
      <text:p text:style-name="P50"><text:span text:style-name="T2"><text:tab/><text:tab/></text:span><text:span text:style-name="T28">INI</text:span><text:span text:style-name="T2"> = System.</text:span><text:span text:style-name="T10">currentTimeMillis</text:span><text:span text:style-name="T2">();</text:span></text:p>
      <text:p text:style-name="P50"><text:span text:style-name="T2"><text:tab/><text:tab/></text:span><text:span text:style-name="T36">//IMPLEMENTAÇÃO NORMAL CFME APRESENTAÇÃO</text:span></text:p>
      <text:p text:style-name="P50"><text:span text:style-name="T2"><text:tab/><text:tab/></text:span><text:span text:style-name="T26">for</text:span><text:span text:style-name="T2">(</text:span><text:span text:style-name="T26">int</text:span><text:span text:style-name="T2"> </text:span><text:span text:style-name="T20">i</text:span><text:span text:style-name="T2"> = 0; </text:span><text:span text:style-name="T20">i</text:span><text:span text:style-name="T2"> &lt; </text:span><text:span text:style-name="T20">textoClaro</text:span><text:span text:style-name="T2">.</text:span><text:span text:style-name="T28">length</text:span><text:span text:style-name="T2">; </text:span><text:span text:style-name="T20">i</text:span><text:span text:style-name="T2">++) {</text:span></text:p>
      <text:p text:style-name="P50"><text:span text:style-name="T2"><text:tab/><text:tab/><text:tab/></text:span><text:span text:style-name="T20">encriptado</text:span><text:span text:style-name="T2">[</text:span><text:span text:style-name="T20">i</text:span><text:span text:style-name="T2">] = (</text:span><text:span text:style-name="T26">long</text:span><text:span text:style-name="T2">)Math.</text:span><text:span text:style-name="T10">pow</text:span><text:span text:style-name="T2">(</text:span><text:span text:style-name="T20">textoClaro</text:span><text:span text:style-name="T2">[</text:span><text:span text:style-name="T20">i</text:span><text:span text:style-name="T2">], </text:span><text:span text:style-name="T20">k</text:span><text:span text:style-name="T2">.</text:span><text:span text:style-name="T28">res</text:span><text:span text:style-name="T2">[1].longValue()) % </text:span><text:span text:style-name="T20">k</text:span><text:span text:style-name="T2">.</text:span><text:span text:style-name="T28">res</text:span><text:span text:style-name="T2">[0].longValue();</text:span></text:p>
      <text:p text:style-name="P50"><text:span text:style-name="T2"><text:tab/><text:tab/><text:tab/>System.</text:span><text:span text:style-name="T31">out</text:span><text:span text:style-name="T2">.println(</text:span><text:span text:style-name="T33">"Decriptado: "</text:span><text:span text:style-name="T2">+ </text:span><text:span text:style-name="T20">textoClaro</text:span><text:span text:style-name="T2">[</text:span><text:span text:style-name="T20">i</text:span><text:span text:style-name="T2">] + </text:span><text:span text:style-name="T33">"\tEncriptado: "</text:span><text:span text:style-name="T2"> + </text:span><text:span text:style-name="T20">encriptado</text:span><text:span text:style-name="T2">[</text:span><text:span text:style-name="T20">i</text:span><text:span text:style-name="T2">]);</text:span></text:p>
      <text:p text:style-name="P47"><text:tab/><text:tab/>}</text:p>
      <text:p text:style-name="P50"><text:span text:style-name="T2"><text:tab/><text:tab/></text:span><text:span text:style-name="T36">//FIM DA IMPLEMENTAÇÃO CFME APRESENTACAO</text:span></text:p>
      <text:p text:style-name="P50"><text:span text:style-name="T2"><text:tab/><text:tab/></text:span><text:span text:style-name="T28">END</text:span><text:span text:style-name="T2"> = System.</text:span><text:span text:style-name="T10">currentTimeMillis</text:span><text:span text:style-name="T2">();</text:span></text:p>
      <text:p text:style-name="P50"><text:span text:style-name="T2"><text:tab/><text:tab/>System.</text:span><text:span text:style-name="T31">out</text:span><text:span text:style-name="T2">.printf(</text:span><text:span text:style-name="T33">"Tempo total ENCRIPTAÇAO: "</text:span><text:span text:style-name="T2"> + </text:span><text:span text:style-name="T33">"\n%.3f ms%n"</text:span><text:span text:style-name="T2">, (</text:span><text:span text:style-name="T28">END</text:span><text:span text:style-name="T2"> - </text:span><text:span text:style-name="T28">INI</text:span><text:span text:style-name="T2">) / 1000d);</text:span></text:p>
      <text:p text:style-name="P50"><text:span text:style-name="T2"><text:tab/><text:tab/></text:span><text:span text:style-name="T26">break</text:span><text:span text:style-name="T2">;</text:span></text:p>
      <text:p text:style-name="P47"><text:tab/><text:tab/><text:tab/></text:p>
      <text:p text:style-name="P50"><text:soft-page-break/><text:span text:style-name="T2"><text:tab/></text:span><text:span text:style-name="T26">case</text:span><text:span text:style-name="T2"> 2:</text:span></text:p>
      <text:p text:style-name="P50"><text:span text:style-name="T2"><text:tab/><text:tab/></text:span><text:span text:style-name="T28">INI</text:span><text:span text:style-name="T2"> = System.</text:span><text:span text:style-name="T10">currentTimeMillis</text:span><text:span text:style-name="T2">();</text:span></text:p>
      <text:p text:style-name="P50"><text:span text:style-name="T2"><text:tab/><text:tab/></text:span><text:span text:style-name="T36">//USO DO METODO SQUARE AND MULTIPLY</text:span></text:p>
      <text:p text:style-name="P50"><text:span text:style-name="T2"><text:tab/><text:tab/></text:span><text:span text:style-name="T26">for</text:span><text:span text:style-name="T2">(</text:span><text:span text:style-name="T26">int</text:span><text:span text:style-name="T2"> </text:span><text:span text:style-name="T20">i</text:span><text:span text:style-name="T2"> = 0; </text:span><text:span text:style-name="T20">i</text:span><text:span text:style-name="T2"> &lt; </text:span><text:span text:style-name="T20">textoClaro</text:span><text:span text:style-name="T2">.</text:span><text:span text:style-name="T28">length</text:span><text:span text:style-name="T2">; </text:span><text:span text:style-name="T20">i</text:span><text:span text:style-name="T2">++) {</text:span></text:p>
      <text:p text:style-name="P50"><text:span text:style-name="T2"><text:tab/><text:tab/></text:span><text:span text:style-name="T20">tc</text:span><text:span text:style-name="T2">[</text:span><text:span text:style-name="T20">i</text:span><text:span text:style-name="T2">] = BigInteger.</text:span><text:span text:style-name="T10">valueOf</text:span><text:span text:style-name="T2">(</text:span><text:span text:style-name="T20">k</text:span><text:span text:style-name="T2">.quadMult(</text:span><text:span text:style-name="T20">textoClaro</text:span><text:span text:style-name="T2">[</text:span><text:span text:style-name="T20">i</text:span><text:span text:style-name="T2">], </text:span><text:span text:style-name="T20">k</text:span><text:span text:style-name="T2">.</text:span><text:span text:style-name="T28">res</text:span><text:span text:style-name="T2">[1].longValue(), </text:span><text:span text:style-name="T20">k</text:span><text:span text:style-name="T2">.</text:span><text:span text:style-name="T28">res</text:span><text:span text:style-name="T2">[0].longValue()));</text:span></text:p>
      <text:p text:style-name="P50"><text:span text:style-name="T2"><text:tab/><text:tab/>System.</text:span><text:span text:style-name="T31">out</text:span><text:span text:style-name="T2">.println(</text:span><text:span text:style-name="T33">"Encriptado: "</text:span><text:span text:style-name="T2"> + </text:span><text:span text:style-name="T20">textoClaro</text:span><text:span text:style-name="T2">[</text:span><text:span text:style-name="T20">i</text:span><text:span text:style-name="T2">] + </text:span><text:span text:style-name="T33">"\tDecriptado: "</text:span><text:span text:style-name="T2"> + </text:span><text:span text:style-name="T20">tc</text:span><text:span text:style-name="T2">[</text:span><text:span text:style-name="T20">i</text:span><text:span text:style-name="T2">] );</text:span></text:p>
      <text:p text:style-name="P47"><text:tab/><text:tab/>}</text:p>
      <text:p text:style-name="P47"><text:tab/><text:tab/></text:p>
      <text:p text:style-name="P50"><text:span text:style-name="T2"><text:tab/><text:tab/></text:span><text:span text:style-name="T26">for</text:span><text:span text:style-name="T2">(</text:span><text:span text:style-name="T26">int</text:span><text:span text:style-name="T2"> </text:span><text:span text:style-name="T20">i</text:span><text:span text:style-name="T2"> = 0; </text:span><text:span text:style-name="T20">i</text:span><text:span text:style-name="T2"> &lt; </text:span><text:span text:style-name="T20">textoClaro</text:span><text:span text:style-name="T2">.</text:span><text:span text:style-name="T28">length</text:span><text:span text:style-name="T2">; </text:span><text:span text:style-name="T20">i</text:span><text:span text:style-name="T2">++) {</text:span></text:p>
      <text:p text:style-name="P50"><text:span text:style-name="T2"><text:tab/><text:tab/><text:tab/></text:span><text:span text:style-name="T20">encriptado</text:span><text:span text:style-name="T2">[</text:span><text:span text:style-name="T20">i</text:span><text:span text:style-name="T2">] = </text:span><text:span text:style-name="T20">tc</text:span><text:span text:style-name="T2">[</text:span><text:span text:style-name="T20">i</text:span><text:span text:style-name="T2">].longValue();</text:span></text:p>
      <text:p text:style-name="P47"><text:tab/><text:tab/>}</text:p>
      <text:p text:style-name="P50"><text:span text:style-name="T2"><text:tab/><text:tab/></text:span><text:span text:style-name="T36">//FIM DO SQUARE MULTIPLY</text:span></text:p>
      <text:p text:style-name="P50"><text:span text:style-name="T2"><text:tab/><text:tab/></text:span><text:span text:style-name="T28">END</text:span><text:span text:style-name="T2"> = System.</text:span><text:span text:style-name="T10">currentTimeMillis</text:span><text:span text:style-name="T2">();</text:span></text:p>
      <text:p text:style-name="P50"><text:span text:style-name="T2"><text:tab/><text:tab/>System.</text:span><text:span text:style-name="T31">out</text:span><text:span text:style-name="T2">.printf(</text:span><text:span text:style-name="T33">"Tempo total ENCRIPTAÇAO: "</text:span><text:span text:style-name="T2"> + </text:span><text:span text:style-name="T33">"%.3f ms%n"</text:span><text:span text:style-name="T2">, (</text:span><text:span text:style-name="T28">END</text:span><text:span text:style-name="T2"> - </text:span><text:span text:style-name="T28">INI</text:span><text:span text:style-name="T2">) / 1000d);</text:span></text:p>
      <text:p text:style-name="P47"><text:tab/><text:tab/></text:p>
      <text:p text:style-name="P50"><text:span text:style-name="T2"><text:tab/><text:tab/></text:span><text:span text:style-name="T26">break</text:span><text:span text:style-name="T2">;</text:span></text:p>
      <text:p text:style-name="P50"><text:span text:style-name="T2"><text:tab/></text:span><text:span text:style-name="T26">case</text:span><text:span text:style-name="T2"> 0:</text:span></text:p>
      <text:p text:style-name="P50"><text:span text:style-name="T2"><text:tab/><text:tab/>System.</text:span><text:span text:style-name="T10">exit</text:span><text:span text:style-name="T2">(1);</text:span></text:p>
      <text:p text:style-name="P47"><text:tab/>}</text:p>
      <text:p text:style-name="P47"><text:tab/><text:tab/></text:p>
      <text:p text:style-name="P50"><text:span text:style-name="T2"><text:tab/>System.</text:span><text:span text:style-name="T31">out</text:span><text:span text:style-name="T2">.println(</text:span><text:span text:style-name="T33">"\nFim da ENCRIPTAÇÃO\n"</text:span><text:span text:style-name="T2">);</text:span></text:p>
      <text:p text:style-name="P50"><text:span text:style-name="T2"><text:tab/></text:span><text:span text:style-name="T26">return</text:span><text:span text:style-name="T2"> </text:span><text:span text:style-name="T20">encriptado</text:span><text:span text:style-name="T2">;</text:span></text:p>
      <text:p text:style-name="P47">}</text:p>
      <text:p text:style-name="P23"/>
      <text:p text:style-name="P23"/>
      <text:p text:style-name="P40"><text:span text:style-name="T2">Neste método foi incluido um switch() para que o usuário escolha a técnica a ser usada, basicamente o método define cada posição do vetor de “encriptado[]” como sendo “textoClaro[i]</text:span><text:span text:style-name="T18">res[1]</text:span><text:span text:style-name="T2"> mod res[0]”, encriptando assim a referida posição. </text:span><text:span text:style-name="T12">Ao final retorna mensagem ao usuário com a comparação de texto claro e seu respectivo encriptado e retorna o vetor “encriptado[]”. </text:span><text:span text:style-name="T14">Há também um contador de tempo entre o início da encriptação e seu final, a fim de compararmos o tempo de processamento das diferentes técnicas.</text:span></text:p>
      <text:p text:style-name="P24"/>
      <text:p text:style-name="P41"><text:span text:style-name="T12">D</text:span><text:span text:style-name="T2">ECRYPT</text:span></text:p>
      <text:p text:style-name="P24"/>
      <text:p text:style-name="P38"><text:span text:style-name="T12">A classe </text:span><text:span text:style-name="T13">Decrypt</text:span><text:span text:style-name="T12"> é responsável por receber os dados de texto </text:span><text:span text:style-name="T13">encriptado como vetor</text:span><text:span text:style-name="T12">, processá-los e devolver um vetor (Array) com os dados </text:span><text:span text:style-name="T13">decriptado</text:span><text:span text:style-name="T12"> no método </text:span><text:span text:style-name="T13">decripta</text:span><text:span text:style-name="T12">(), utilizando uma das técnicas previstas na implementação.</text:span></text:p>
      <text:p text:style-name="P25"/>
      <text:p text:style-name="P42"><text:span text:style-name="T12">D</text:span><text:span text:style-name="T2">ecripta()</text:span></text:p>
      <text:p text:style-name="P26"/>
      <text:p text:style-name="P36"><text:span text:style-name="T26">public</text:span><text:span text:style-name="T2"> </text:span><text:span text:style-name="T26">long</text:span><text:span text:style-name="T2">[] decripta(</text:span><text:span text:style-name="T26">long</text:span><text:span text:style-name="T2">[] </text:span><text:span text:style-name="T20">enc</text:span><text:span text:style-name="T2">, KeyGen </text:span><text:span text:style-name="T20">k</text:span><text:span text:style-name="T2">) </text:span><text:span text:style-name="T26">throws</text:span><text:span text:style-name="T2"> UnsupportedEncodingException {</text:span></text:p>
      <text:p text:style-name="P50"><text:span text:style-name="T2"><text:tab/></text:span><text:span text:style-name="T26">long</text:span><text:span text:style-name="T2">[] </text:span><text:span text:style-name="T20">textoClaro</text:span><text:span text:style-name="T2"> = </text:span><text:span text:style-name="T26">new</text:span><text:span text:style-name="T2"> </text:span><text:span text:style-name="T26">long</text:span><text:span text:style-name="T2">[</text:span><text:span text:style-name="T20">enc</text:span><text:span text:style-name="T2">.</text:span><text:span text:style-name="T28">length</text:span><text:span text:style-name="T2">];</text:span></text:p>
      <text:p text:style-name="P50"><text:span text:style-name="T2"><text:tab/>BigInteger[] </text:span><text:span text:style-name="T20">tc</text:span><text:span text:style-name="T2"> = </text:span><text:span text:style-name="T26">new</text:span><text:span text:style-name="T2"> BigInteger[</text:span><text:span text:style-name="T20">enc</text:span><text:span text:style-name="T2">.</text:span><text:span text:style-name="T28">length</text:span><text:span text:style-name="T2">];</text:span></text:p>
      <text:p text:style-name="P50"><text:span text:style-name="T2"><text:tab/>BigInteger[] </text:span><text:span text:style-name="T23">aux</text:span><text:span text:style-name="T2"> = </text:span><text:span text:style-name="T26">new</text:span><text:span text:style-name="T2"> BigInteger[</text:span><text:span text:style-name="T20">enc</text:span><text:span text:style-name="T2">.</text:span><text:span text:style-name="T28">length</text:span><text:span text:style-name="T2">];<text:tab/><text:tab/></text:span></text:p>
      <text:p text:style-name="P49"/>
      <text:p text:style-name="P47"><text:tab/><text:tab/><text:tab/></text:p>
      <text:p text:style-name="P53"><text:tab/><text:tab/>//IMPLEMENTAÇÃO RSA CFME AULA</text:p>
      <text:p text:style-name="P50"><text:span text:style-name="T36">//<text:tab/><text:tab/>for(</text:span><text:span text:style-name="T38">int</text:span><text:span text:style-name="T36"> i = 0; i &lt; enc.length; i++) {</text:span></text:p>
      <text:p text:style-name="P50"><text:span text:style-name="T36">//<text:tab/><text:tab/><text:tab/></text:span><text:span text:style-name="T38">aux</text:span><text:span text:style-name="T36">[i] = BigInteger.valueOf(</text:span><text:span text:style-name="T38">enc</text:span><text:span text:style-name="T36">[i]);</text:span></text:p>
      <text:p text:style-name="P53">//<text:tab/><text:tab/>}</text:p>
      <text:p text:style-name="P53">//<text:tab/><text:tab/></text:p>
      <text:p text:style-name="P53">//<text:tab/><text:tab/>INI = System.currentTimeMillis();</text:p>
      <text:p text:style-name="P50"><text:span text:style-name="T36">//<text:tab/><text:tab/>for(</text:span><text:span text:style-name="T38">int</text:span><text:span text:style-name="T36"> i = 0; i &lt; enc.length; i++) {</text:span></text:p>
      <text:p text:style-name="P50"><text:span text:style-name="T36">//<text:tab/><text:tab/><text:tab/></text:span><text:span text:style-name="T38">tc</text:span><text:span text:style-name="T36">[i] = </text:span><text:span text:style-name="T38">aux</text:span><text:span text:style-name="T36">[i].modPow(k.d, k.n);</text:span></text:p>
      <text:p text:style-name="P50"><text:span text:style-name="T36">//<text:tab/><text:tab/><text:tab/>System.out.println("</text:span><text:span text:style-name="T38">Encriptado</text:span><text:span text:style-name="T36">: " + </text:span><text:span text:style-name="T38">enc</text:span><text:span text:style-name="T36">[i] + "\tDecriptado: " + </text:span><text:span text:style-name="T38">tc</text:span><text:span text:style-name="T36">[i] );</text:span></text:p>
      <text:p text:style-name="P53">//<text:tab/><text:tab/>}</text:p>
      <text:p text:style-name="P53"><text:soft-page-break/>//<text:tab/><text:tab/>END = System.currentTimeMillis();</text:p>
      <text:p text:style-name="P50"><text:span text:style-name="T36">//<text:tab/><text:tab/>System.out.printf("</text:span><text:span text:style-name="T38">Tempo</text:span><text:span text:style-name="T36"> total DECRIPTAÇÃO: " + "%.3f </text:span><text:span text:style-name="T38">ms</text:span><text:span text:style-name="T36">%n", (END - INI) / 1000d);</text:span></text:p>
      <text:p text:style-name="P53">//<text:tab/><text:tab/>//FIM DA IMPLEM RSA AULA</text:p>
      <text:p text:style-name="P47"><text:tab/><text:tab/><text:tab/></text:p>
      <text:p text:style-name="P47"><text:tab/><text:tab/></text:p>
      <text:p text:style-name="P53">//<text:tab/><text:tab/>//USO DO METODO SQUARE AND MULTIPLY</text:p>
      <text:p text:style-name="P53">//<text:tab/><text:tab/>INI = System.currentTimeMillis();</text:p>
      <text:p text:style-name="P50"><text:span text:style-name="T36">//<text:tab/><text:tab/>for(</text:span><text:span text:style-name="T38">int</text:span><text:span text:style-name="T36"> i = 0; i &lt; enc.length; i++) {</text:span></text:p>
      <text:p text:style-name="P50"><text:span text:style-name="T36">//<text:tab/><text:tab/><text:tab/></text:span><text:span text:style-name="T38">tc</text:span><text:span text:style-name="T36">[i] = BigInteger.valueOf(k.quadMult(</text:span><text:span text:style-name="T38">enc</text:span><text:span text:style-name="T36">[i], k.d.longValue(), k.n.longValue()));</text:span></text:p>
      <text:p text:style-name="P53">////<text:tab/><text:tab/><text:tab/>System.out.println("D: "+ k.d.longValue() + " N: "+ k.n.longValue());</text:p>
      <text:p text:style-name="P50"><text:span text:style-name="T36">//<text:tab/><text:tab/><text:tab/>System.out.println("</text:span><text:span text:style-name="T38">Encriptado</text:span><text:span text:style-name="T36">: " + </text:span><text:span text:style-name="T38">enc</text:span><text:span text:style-name="T36">[i] + "\tDecriptado: " + </text:span><text:span text:style-name="T38">tc</text:span><text:span text:style-name="T36">[i] );</text:span></text:p>
      <text:p text:style-name="P53">//<text:tab/><text:tab/>}<text:tab/></text:p>
      <text:p text:style-name="P53">//<text:tab/><text:tab/>END = System.currentTimeMillis();</text:p>
      <text:p text:style-name="P50"><text:span text:style-name="T36">//<text:tab/><text:tab/>System.out.printf("</text:span><text:span text:style-name="T38">Tempo</text:span><text:span text:style-name="T36"> total DECRIPTAÇÃO: " + "%.3f </text:span><text:span text:style-name="T38">ms</text:span><text:span text:style-name="T36">%n", (END - INI) / 1000d);</text:span></text:p>
      <text:p text:style-name="P54">//<text:tab/><text:tab/>// FIM IMPLEMENTAÇAO SM</text:p>
      <text:p text:style-name="P54"><text:tab/></text:p>
      <text:p text:style-name="P47"><text:tab/><text:tab/></text:p>
      <text:p text:style-name="P50"><text:span text:style-name="T2"><text:tab/><text:tab/></text:span><text:span text:style-name="T36">//USO DO METODO CRT DEC</text:span></text:p>
      <text:p text:style-name="P50"><text:span text:style-name="T2"><text:tab/><text:tab/></text:span><text:span text:style-name="T28">INI</text:span><text:span text:style-name="T2"> = System.</text:span><text:span text:style-name="T10">currentTimeMillis</text:span><text:span text:style-name="T2">();</text:span></text:p>
      <text:p text:style-name="P50"><text:span text:style-name="T2"><text:tab/><text:tab/></text:span><text:span text:style-name="T26">for</text:span><text:span text:style-name="T2">(</text:span><text:span text:style-name="T26">int</text:span><text:span text:style-name="T2"> </text:span><text:span text:style-name="T20">i</text:span><text:span text:style-name="T2"> = 0; </text:span><text:span text:style-name="T20">i</text:span><text:span text:style-name="T2"> &lt; </text:span><text:span text:style-name="T20">enc</text:span><text:span text:style-name="T2">.</text:span><text:span text:style-name="T28">length</text:span><text:span text:style-name="T2">; </text:span><text:span text:style-name="T20">i</text:span><text:span text:style-name="T2">++) {</text:span></text:p>
      <text:p text:style-name="P50"><text:span text:style-name="T2"><text:tab/><text:tab/><text:tab/></text:span><text:span text:style-name="T20">tc</text:span><text:span text:style-name="T2">[</text:span><text:span text:style-name="T20">i</text:span><text:span text:style-name="T2">] = BigInteger.</text:span><text:span text:style-name="T10">valueOf</text:span><text:span text:style-name="T2">(</text:span><text:span text:style-name="T20">k</text:span><text:span text:style-name="T2">.CRT(</text:span><text:span text:style-name="T20">enc</text:span><text:span text:style-name="T2">[</text:span><text:span text:style-name="T20">i</text:span><text:span text:style-name="T2">]));</text:span></text:p>
      <text:p text:style-name="P53">//<text:tab/><text:tab/><text:tab/>System.out.println("D: "+ k.d.longValue() + " N: "+ k.n.longValue());</text:p>
      <text:p text:style-name="P50"><text:span text:style-name="T2"><text:tab/><text:tab/><text:tab/>System.</text:span><text:span text:style-name="T31">out</text:span><text:span text:style-name="T2">.println(</text:span><text:span text:style-name="T33">"Encriptado: "</text:span><text:span text:style-name="T2"> + </text:span><text:span text:style-name="T20">enc</text:span><text:span text:style-name="T2">[</text:span><text:span text:style-name="T20">i</text:span><text:span text:style-name="T2">] + </text:span><text:span text:style-name="T33">"\tDecriptado: "</text:span><text:span text:style-name="T2"> + </text:span><text:span text:style-name="T20">tc</text:span><text:span text:style-name="T2">[</text:span><text:span text:style-name="T20">i</text:span><text:span text:style-name="T2">] );</text:span></text:p>
      <text:p text:style-name="P47"><text:tab/><text:tab/>}<text:tab/></text:p>
      <text:p text:style-name="P50"><text:span text:style-name="T2"><text:tab/><text:tab/></text:span><text:span text:style-name="T28">END</text:span><text:span text:style-name="T2"> = System.</text:span><text:span text:style-name="T10">currentTimeMillis</text:span><text:span text:style-name="T2">();</text:span></text:p>
      <text:p text:style-name="P50"><text:span text:style-name="T2"><text:tab/><text:tab/>System.</text:span><text:span text:style-name="T31">out</text:span><text:span text:style-name="T2">.printf(</text:span><text:span text:style-name="T33">"Tempo total DECRIPTAÇÃO: "</text:span><text:span text:style-name="T2"> + </text:span><text:span text:style-name="T33">"%.3f ms%n"</text:span><text:span text:style-name="T2">, (</text:span><text:span text:style-name="T28">END</text:span><text:span text:style-name="T2"> - </text:span><text:span text:style-name="T28">INI</text:span><text:span text:style-name="T2">) / 1000d);</text:span></text:p>
      <text:p text:style-name="P50"><text:span text:style-name="T2"><text:tab/><text:tab/></text:span><text:span text:style-name="T36">// FIM IMPLEMENTAÇAO CRT DEC</text:span></text:p>
      <text:p text:style-name="P47"><text:tab/><text:tab/><text:tab/></text:p>
      <text:p text:style-name="P50"><text:span text:style-name="T2"><text:tab/>System.</text:span><text:span text:style-name="T31">out</text:span><text:span text:style-name="T2">.println(</text:span><text:span text:style-name="T33">"\nFim da DECRIPTAÇÃO\n"</text:span><text:span text:style-name="T2">);</text:span></text:p>
      <text:p text:style-name="P50"><text:span text:style-name="T2"><text:tab/></text:span><text:span text:style-name="T26">return</text:span><text:span text:style-name="T2"> </text:span><text:span text:style-name="T20">textoClaro</text:span><text:span text:style-name="T2">;</text:span></text:p>
      <text:p text:style-name="P13">}</text:p>
      <text:p text:style-name="P26"/>
      <text:p text:style-name="P39"><text:span text:style-name="T2">Neste método </text:span><text:span text:style-name="T15">não foi possível </text:span><text:span text:style-name="T2">inclui</text:span><text:span text:style-name="T15">r</text:span><text:span text:style-name="T2"> um switch() para que o usuário escolha a técnica a ser usada </text:span><text:span text:style-name="T15">o que pode ser implementado em outro momento</text:span><text:span text:style-name="T2">, basicamente o método define cada posição do vetor de “</text:span><text:span text:style-name="T15">tc</text:span><text:span text:style-name="T2">[]” como sendo “</text:span><text:span text:style-name="T15">aux</text:span><text:span text:style-name="T2">[i]</text:span><text:span text:style-name="T19">d</text:span><text:span text:style-name="T2"> mod </text:span><text:span text:style-name="T15">n</text:span><text:span text:style-name="T2">”, </text:span><text:span text:style-name="T15">com “aux[] sendo um vetor auxiliar que armazena os valores de texto encriptado em cada posição,decriptando </text:span><text:span text:style-name="T2">assim a referida posição. </text:span><text:span text:style-name="T12">Ao final retorna mensagem ao usuário com a comparação de encriptado e seu respectivo texto claro e retorna o vetor “</text:span><text:span text:style-name="T15">textoClaro</text:span><text:span text:style-name="T12">[]”. </text:span><text:span text:style-name="T14">Há também um contador de tempo entre o início da </text:span><text:span text:style-name="T15">decriptação</text:span><text:span text:style-name="T14"> e seu final, a fim de compararmos o tempo de processamento das diferentes técnicas. </text:span><text:span text:style-name="T16">Parte do código encontra-se como comentário, há indicação de onde começa e termina cada técnica, como não foi implementado switch, deve-se trocar a área com comentário para realizar as técnicas de decriptação RSA, SQUARE AND MULTIPLY e CRT.</text:span></text:p>
      <text:p text:style-name="P27"/>
      <text:p text:style-name="P43"><text:span text:style-name="T16">M</text:span><text:span text:style-name="T2">AIN</text:span></text:p>
      <text:p text:style-name="P28"/>
      <text:p text:style-name="P28">Responsável pela execução do modelo em questão, possui somente o método de mesmo nome, com as respectivas ações para gerar as chaves, encriptar e decriptar o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3:10:47.080184236</meta:creation-date>
    <dc:date>2019-06-09T14:28:01.973175538</dc:date>
    <meta:editing-duration>PT1H8M14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5" meta:paragraph-count="196" meta:word-count="1419" meta:character-count="9656" meta:non-whitespace-character-count="8169"/>
  </office:meta>
</office:document-meta>
</file>